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8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ataset_summ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unique_authors</text:p>
          </table:table-cell>
          <table:table-cell office:value-type="string" calcext:value-type="string">
            <text:p>unique_post_authors</text:p>
          </table:table-cell>
          <table:table-cell office:value-type="string" calcext:value-type="string">
            <text:p>unique_comment_authors</text:p>
          </table:table-cell>
          <table:table-cell office:value-type="string" calcext:value-type="string">
            <text:p>unique_domains</text:p>
          </table:table-cell>
          <table:table-cell office:value-type="string" calcext:value-type="string">
            <text:p>bot_posts</text:p>
          </table:table-cell>
          <table:table-cell office:value-type="string" calcext:value-type="string">
            <text:p>bot_comments</text:p>
          </table:table-cell>
          <table:table-cell office:value-type="string" calcext:value-type="string">
            <text:p>deleted_comments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11052" calcext:value-type="float">
            <text:p>111052</text:p>
          </table:table-cell>
          <table:table-cell office:value-type="float" office:value="105892" calcext:value-type="float">
            <text:p>105892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61" calcext:value-type="float">
            <text:p>50461</text:p>
          </table:table-cell>
          <table:table-cell office:value-type="float" office:value="3736" calcext:value-type="float">
            <text:p>3736</text:p>
          </table:table-cell>
          <table:table-cell office:value-type="float" office:value="48126" calcext:value-type="float">
            <text:p>48126</text:p>
          </table:table-cell>
          <table:table-cell office:value-type="float" office:value="261" calcext:value-type="float">
            <text:p>261</text:p>
          </table:table-cell>
          <table:table-cell office:value-type="float" office:value="105892" calcext:value-type="float">
            <text:p>105892</text:p>
          </table:table-cell>
          <table:table-cell office:value-type="float" office:value="2842" calcext:value-type="float">
            <text:p>2842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55437" calcext:value-type="float">
            <text:p>455437</text:p>
          </table:table-cell>
          <table:table-cell office:value-type="float" office:value="444001" calcext:value-type="float">
            <text:p>444001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2022-10-01 00:00:02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6</text:p>
          </table:table-cell>
          <table:table-cell office:value-type="float" office:value="46447" calcext:value-type="float">
            <text:p>46447</text:p>
          </table:table-cell>
          <table:table-cell office:value-type="float" office:value="4775" calcext:value-type="float">
            <text:p>4775</text:p>
          </table:table-cell>
          <table:table-cell office:value-type="float" office:value="45063" calcext:value-type="float">
            <text:p>45063</text:p>
          </table:table-cell>
          <table:table-cell office:value-type="float" office:value="833" calcext:value-type="float">
            <text:p>833</text:p>
          </table:table-cell>
          <table:table-cell office:value-type="float" office:value="444001" calcext:value-type="float">
            <text:p>444001</text:p>
          </table:table-cell>
          <table:table-cell office:value-type="float" office:value="18931" calcext:value-type="float">
            <text:p>18931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76948" calcext:value-type="float">
            <text:p>476948</text:p>
          </table:table-cell>
          <table:table-cell office:value-type="float" office:value="462106" calcext:value-type="float">
            <text:p>462106</text:p>
          </table:table-cell>
          <table:table-cell office:value-type="float" office:value="14842" calcext:value-type="float">
            <text:p>14842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3" calcext:value-type="float">
            <text:p>34443</text:p>
          </table:table-cell>
          <table:table-cell office:value-type="float" office:value="6530" calcext:value-type="float">
            <text:p>6530</text:p>
          </table:table-cell>
          <table:table-cell office:value-type="float" office:value="30343" calcext:value-type="float">
            <text:p>30343</text:p>
          </table:table-cell>
          <table:table-cell office:value-type="float" office:value="1270" calcext:value-type="float">
            <text:p>1270</text:p>
          </table:table-cell>
          <table:table-cell office:value-type="float" office:value="462106" calcext:value-type="float">
            <text:p>462106</text:p>
          </table:table-cell>
          <table:table-cell office:value-type="float" office:value="16628" calcext:value-type="float">
            <text:p>16628</text:p>
          </table:table-cell>
          <table:table-cell office:value-type="float" office:value="26217" calcext:value-type="float">
            <text:p>26217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77" calcext:value-type="float">
            <text:p>1577</text:p>
          </table:table-cell>
          <table:table-cell office:value-type="float" office:value="1083" calcext:value-type="float">
            <text:p>108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60" calcext:value-type="float">
            <text:p>860</text:p>
          </table:table-cell>
          <table:table-cell office:value-type="float" office:value="288" calcext:value-type="float">
            <text:p>288</text:p>
          </table:table-cell>
          <table:table-cell office:value-type="float" office:value="633" calcext:value-type="float">
            <text:p>633</text:p>
          </table:table-cell>
          <table:table-cell office:value-type="float" office:value="54" calcext:value-type="float">
            <text:p>54</text:p>
          </table:table-cell>
          <table:table-cell office:value-type="float" office:value="1083" calcext:value-type="float">
            <text:p>1083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p_5_author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bredd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_remove</text:p>
          </table:table-cell>
        </table:table-row>
        <table:table-row table:style-name="ro1">
          <table:table-cell office:value-type="string" calcext:value-type="string">
            <text:p>dc98995ab1ecc1f812b1cacbe0942f2da34fc4639168e538</text:p>
          </table:table-cell>
          <table:table-cell office:value-type="string" calcext:value-type="string">
            <text:p>dummy author label for removed comments</text:p>
          </table:table-cell>
          <table:table-cell office:value-type="string" calcext:value-type="string">
            <text:p>[‘books’, ‘conspiracy’, ‘crypto’, ‘thedonald’]</text:p>
          </table:table-cell>
          <table:table-cell office:value-type="string" calcext:value-type="string">
            <text:p>[2047, 19507, 21995, 34]</text:p>
          </table:table-cell>
          <table:table-cell office:value-type="string" calcext:value-type="string">
            <text:p>Yes – only comments?</text:p>
          </table:table-cell>
        </table:table-row>
        <table:table-row table:style-name="ro1">
          <table:table-cell office:value-type="string" calcext:value-type="string">
            <text:p>883c847acfb7c40b18d504b206c5061c4454be34aa81c1bd</text:p>
          </table:table-cell>
          <table:table-cell office:value-type="string" calcext:value-type="string">
            <text:p>moderator bot but also starts regular discussions in books</text:p>
          </table:table-cell>
          <table:table-cell office:value-type="string" calcext:value-type="string">
            <text:p>[‘books’, ‘conspiracy’, ‘crypto’]</text:p>
          </table:table-cell>
          <table:table-cell office:value-type="string" calcext:value-type="string">
            <text:p>[2215, 11972, 6780]</text:p>
          </table:table-cell>
          <table:table-cell office:value-type="string" calcext:value-type="string">
            <text:p>only comments</text:p>
          </table:table-cell>
        </table:table-row>
        <table:table-row table:style-name="ro1">
          <table:table-cell office:value-type="string" calcext:value-type="string">
            <text:p>5fe11acea1ba780086614f6b6f5a36a449cc0902eb0306d1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650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419d47aa6bb1b54248959880a65b4244c9ec86d938e78240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509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872a7a2986dad903832622afd5519b99fafd319dd9f90d10</text:p>
          </table:table-cell>
          <table:table-cell office:value-type="string" calcext:value-type="string">
            <text:p>spam bot in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372]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3456a2aab42422d595e7bbd2ce62b81e9c8c8acc5d4bd5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2120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4f5070a50730bf7c926f7841dd4f1b3bf9909030f3e858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91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1d4d15d1a3ab0c83d2d6e0dd66642aa6fb93bc0945496b4 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827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834f43c0cc7d1694ff9cc03c7e27e8d941cf8b4d0b9ebb1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4994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681b233b3fce366a02ac8c11f6cdf643f31989f8a6ad5b2</text:p>
          </table:table-cell>
          <table:table-cell office:value-type="string" calcext:value-type="string">
            <text:p>moderator bot in r/crypto, only comments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776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3463920785ebc2670f3c4524f9339dcc52059711cd085195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272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640fec8a8f4e5b056bae0d7978339da0b82986e847cb03</text:p>
          </table:table-cell>
          <table:table-cell office:value-type="string" calcext:value-type="string">
            <text:p>moderator, who I think is a 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21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65b18cce2d0715a8697cb70cf1731462f61fb90ed761b7d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4cc625d1eeac4c69f9a4fb26ef19c42600a87225a0c083c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d917797acdb7a02eda4b0e6706c139b120a0d47f8dbc34e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no</text:p>
          </table:table-cell>
        </table:table-row>
      </table:table>
      <table:table table:name="datasets_post_cleaning" table:style-name="ta1">
        <table:table-column table:style-name="co14" table:default-cell-style-name="Default"/>
        <table:table-column table:style-name="co14" table:number-columns-repeated="3" table:default-cell-style-name="ce3"/>
        <table:table-column table:style-name="co14" table:number-columns-repeated="2" table:default-cell-style-name="ce4"/>
        <table:table-column table:style-name="co14" table:number-columns-repeated="8" table:default-cell-style-name="ce3"/>
        <table:table-row table:style-name="ro1">
          <table:table-cell/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total_time</text:p>
          </table:table-cell>
          <table:table-cell table:style-name="Default" office:value-type="string" calcext:value-type="string">
            <text:p>unique_authors</text:p>
          </table:table-cell>
          <table:table-cell table:style-name="Default" office:value-type="string" calcext:value-type="string">
            <text:p>unique_post_authors</text:p>
          </table:table-cell>
          <table:table-cell table:style-name="Default" office:value-type="string" calcext:value-type="string">
            <text:p>unique_comment_authors</text:p>
          </table:table-cell>
          <table:table-cell table:style-name="Default" office:value-type="string" calcext:value-type="string">
            <text:p>unique_domains</text:p>
          </table:table-cell>
          <table:table-cell table:style-name="Default" office:value-type="string" calcext:value-type="string">
            <text:p>bot_posts</text:p>
          </table:table-cell>
          <table:table-cell table:style-name="Default" office:value-type="string" calcext:value-type="string">
            <text:p>bot_comments</text:p>
          </table:table-cell>
          <table:table-cell table:style-name="Default" office:value-type="string" calcext:value-type="string">
            <text:p>deleted_comments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0515" calcext:value-type="float">
            <text:p>100515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57" calcext:value-type="float">
            <text:p>50457</text:p>
          </table:table-cell>
          <table:table-cell office:value-type="float" office:value="3734" calcext:value-type="float">
            <text:p>3734</text:p>
          </table:table-cell>
          <table:table-cell office:value-type="float" office:value="48122" calcext:value-type="float">
            <text:p>48122</text:p>
          </table:table-cell>
          <table:table-cell office:value-type="float" office:value="261" calcext:value-type="float">
            <text:p>261</text:p>
          </table:table-cell>
          <table:table-cell office:value-type="float" office:value="100515" calcext:value-type="float">
            <text:p>100515</text:p>
          </table:table-cell>
          <table:table-cell office:value-type="float" office:value="649" calcext:value-type="float">
            <text:p>649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string" calcext:value-type="string">
            <text:p>conspiracy</text:p>
          </table:table-cell>
          <table:table-cell office:value-type="float" office:value="423958" calcext:value-type="float">
            <text:p>42395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2022-10-01 00:00:03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5</text:p>
          </table:table-cell>
          <table:table-cell office:value-type="float" office:value="46445" calcext:value-type="float">
            <text:p>46445</text:p>
          </table:table-cell>
          <table:table-cell office:value-type="float" office:value="4774" calcext:value-type="float">
            <text:p>4774</text:p>
          </table:table-cell>
          <table:table-cell office:value-type="float" office:value="45061" calcext:value-type="float">
            <text:p>45061</text:p>
          </table:table-cell>
          <table:table-cell office:value-type="float" office:value="833" calcext:value-type="float">
            <text:p>833</text:p>
          </table:table-cell>
          <table:table-cell office:value-type="float" office:value="412563" calcext:value-type="float">
            <text:p>412563</text:p>
          </table:table-cell>
          <table:table-cell office:value-type="float" office:value="6951" calcext:value-type="float">
            <text:p>695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crypto</text:p>
          </table:table-cell>
          <table:table-cell office:value-type="float" office:value="444397" calcext:value-type="float">
            <text:p>444397</text:p>
          </table:table-cell>
          <table:table-cell office:value-type="float" office:value="429579" calcext:value-type="float">
            <text:p>429579</text:p>
          </table:table-cell>
          <table:table-cell office:value-type="float" office:value="14818" calcext:value-type="float">
            <text:p>14818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0" calcext:value-type="float">
            <text:p>34440</text:p>
          </table:table-cell>
          <table:table-cell office:value-type="float" office:value="6529" calcext:value-type="float">
            <text:p>6529</text:p>
          </table:table-cell>
          <table:table-cell office:value-type="float" office:value="30340" calcext:value-type="float">
            <text:p>30340</text:p>
          </table:table-cell>
          <table:table-cell office:value-type="float" office:value="1270" calcext:value-type="float">
            <text:p>1270</text:p>
          </table:table-cell>
          <table:table-cell office:value-type="float" office:value="429579" calcext:value-type="float">
            <text:p>429579</text:p>
          </table:table-cell>
          <table:table-cell office:value-type="float" office:value="7605" calcext:value-type="float">
            <text:p>7605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string" calcext:value-type="string">
            <text:p>thedonald</text:p>
          </table:table-cell>
          <table:table-cell office:value-type="float" office:value="1543" calcext:value-type="float">
            <text:p>1543</text:p>
          </table:table-cell>
          <table:table-cell office:value-type="float" office:value="1052" calcext:value-type="float">
            <text:p>105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59" calcext:value-type="float">
            <text:p>859</text:p>
          </table:table-cell>
          <table:table-cell office:value-type="float" office:value="287" calcext:value-type="float">
            <text:p>287</text:p>
          </table:table-cell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hread_data" table:style-name="ta1">
        <table:table-column table:style-name="co14" table:default-cell-style-name="ce11"/>
        <table:table-column table:style-name="co14" table:number-columns-repeated="8" table:default-cell-style-name="ce3"/>
        <table:table-row table:style-name="ro1">
          <table:table-cell table:style-name="ce7" office:value-type="string" calcext:value-type="string" table:number-columns-spanned="7" table:number-rows-spanned="1">
            <text:p>Cleaning</text:p>
          </table:table-cell>
          <table:covered-table-cell table:number-columns-repeated="6" table:style-name="ce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ubreddit</text:p>
          </table:table-cell>
          <table:table-cell table:style-name="ce8" office:value-type="string" calcext:value-type="string">
            <text:p>entries</text:p>
          </table:table-cell>
          <table:table-cell table:style-name="ce8" office:value-type="string" calcext:value-type="string">
            <text:p>unclassified total</text:p>
          </table:table-cell>
          <table:table-cell table:style-name="ce8" office:value-type="string" calcext:value-type="string">
            <text:p>unclassified due to parent removed</text:p>
          </table:table-cell>
          <table:table-cell table:style-name="ce8" office:value-type="string" calcext:value-type="string">
            <text:p>removed due to original post not available</text:p>
          </table:table-cell>
          <table:table-cell table:style-name="ce8" office:value-type="string" calcext:value-type="string">
            <text:p>total removed</text:p>
          </table:table-cell>
          <table:table-cell table:style-name="ce8" office:value-type="string" calcext:value-type="string">
            <text:p>clean entries</text:p>
          </table:table-cell>
          <table:table-cell table:style-name="ce8" office:value-type="string" calcext:value-type="string">
            <text:p>Check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oks</text:p>
          </table:table-cell>
          <table:table-cell table:style-name="Default" office:value-type="float" office:value="105291" calcext:value-type="float">
            <text:p>105291</text:p>
          </table:table-cell>
          <table:table-cell table:style-name="Default" office:value-type="float" office:value="3090" calcext:value-type="float">
            <text:p>3090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10079" calcext:value-type="float">
            <text:p>10079</text:p>
          </table:table-cell>
          <table:table-cell table:style-name="Default" table:formula="of:=[.C3]+[.E3]" office:value-type="float" office:value="13169" calcext:value-type="float">
            <text:p>13169</text:p>
          </table:table-cell>
          <table:table-cell table:style-name="Default" office:value-type="float" office:value="92122" calcext:value-type="float">
            <text:p>92122</text:p>
          </table:table-cell>
          <table:table-cell table:style-name="Default" table:formula="of:=[.B3]-[.C3]-[.E3]" office:value-type="float" office:value="92122" calcext:value-type="float">
            <text:p>9212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onspiracy</text:p>
          </table:table-cell>
          <table:table-cell table:style-name="Default" office:value-type="float" office:value="423958" calcext:value-type="float">
            <text:p>423958</text:p>
          </table:table-cell>
          <table:table-cell table:style-name="Default" office:value-type="float" office:value="12025" calcext:value-type="float">
            <text:p>12025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34548" calcext:value-type="float">
            <text:p>34548</text:p>
          </table:table-cell>
          <table:table-cell table:style-name="Default" table:formula="of:=[.C4]+[.E4]" office:value-type="float" office:value="46573" calcext:value-type="float">
            <text:p>46573</text:p>
          </table:table-cell>
          <table:table-cell table:style-name="Default" office:value-type="float" office:value="377385" calcext:value-type="float">
            <text:p>377385</text:p>
          </table:table-cell>
          <table:table-cell table:style-name="Default" table:formula="of:=[.B4]-[.C4]-[.E4]" office:value-type="float" office:value="377385" calcext:value-type="float">
            <text:p>37738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rypto</text:p>
          </table:table-cell>
          <table:table-cell table:style-name="Default" office:value-type="float" office:value="444397" calcext:value-type="float">
            <text:p>444397</text:p>
          </table:table-cell>
          <table:table-cell table:style-name="Default" office:value-type="float" office:value="7862" calcext:value-type="float">
            <text:p>7862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29046" calcext:value-type="float">
            <text:p>29046</text:p>
          </table:table-cell>
          <table:table-cell table:style-name="Default" table:formula="of:=[.C5]+[.E5]" office:value-type="float" office:value="36908" calcext:value-type="float">
            <text:p>36908</text:p>
          </table:table-cell>
          <table:table-cell table:style-name="Default" office:value-type="float" office:value="407489" calcext:value-type="float">
            <text:p>407489</text:p>
          </table:table-cell>
          <table:table-cell table:style-name="Default" table:formula="of:=[.B5]-[.C5]-[.E5]" office:value-type="float" office:value="407489" calcext:value-type="float">
            <text:p>40748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hedonald</text:p>
          </table:table-cell>
          <table:table-cell table:style-name="Default" office:value-type="float" office:value="1543" calcext:value-type="float">
            <text:p>154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table:formula="of:=[.C6]+[.E6]" office:value-type="float" office:value="233" calcext:value-type="float">
            <text:p>233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table:formula="of:=[.B6]-[.C6]-[.E6]" office:value-type="float" office:value="1310" calcext:value-type="float">
            <text:p>1310</text:p>
          </table:table-cell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Levels cumulative sums data</text:p>
          </table:table-cell>
          <table:covered-table-cell table:number-columns-repeated="8" table:style-name="ce8"/>
        </table:table-row>
        <table:table-row table:style-name="ro1">
          <table:table-cell table:style-name="ce7" office:value-type="string" calcext:value-type="string" table:number-columns-spanned="9" table:number-rows-spanned="1">
            <text:p>Books</text:p>
          </table:table-cell>
          <table:covered-table-cell table:number-columns-repeated="8" table:style-name="ce8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0.73165" calcext:value-type="float">
            <text:p>0.73165</text:p>
          </table:table-cell>
          <table:table-cell office:value-type="float" office:value="0.397529" calcext:value-type="float">
            <text:p>0.3975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6" calcext:value-type="float">
            <text:p>4776</text:p>
          </table:table-cell>
          <table:table-cell office:value-type="float" office:value="0.903912" calcext:value-type="float">
            <text:p>0.903912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12172" calcext:value-type="float">
            <text:p>0.11217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6" calcext:value-type="float">
            <text:p>4776</text:p>
          </table:table-cell>
          <table:table-cell office:value-type="float" office:value="0.959509" calcext:value-type="float">
            <text:p>0.959509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.227273" calcext:value-type="float">
            <text:p>0.2272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6" calcext:value-type="float">
            <text:p>4776</text:p>
          </table:table-cell>
          <table:table-cell office:value-type="float" office:value="0.981264" calcext:value-type="float">
            <text:p>0.981264</text:p>
          </table:table-cell>
          <table:table-cell office:value-type="float" office:value="0.066471" calcext:value-type="float">
            <text:p>0.066471</text:p>
          </table:table-cell>
          <table:table-cell office:value-type="float" office:value="0.318182" calcext:value-type="float">
            <text:p>0.31818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76" calcext:value-type="float">
            <text:p>4776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432432" calcext:value-type="float">
            <text:p>0.4324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76" calcext:value-type="float">
            <text:p>4776</text:p>
          </table:table-cell>
          <table:table-cell office:value-type="float" office:value="0.995017" calcext:value-type="float">
            <text:p>0.995017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472973" calcext:value-type="float">
            <text:p>0.4729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conspiracy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5" calcext:value-type="float">
            <text:p>11395</text:p>
          </table:table-cell>
          <table:table-cell office:value-type="float" office:value="0.276091" calcext:value-type="float">
            <text:p>0.276091</text:p>
          </table:table-cell>
          <table:table-cell office:value-type="float" office:value="0.333668" calcext:value-type="float">
            <text:p>0.333668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5" calcext:value-type="float">
            <text:p>11395</text:p>
          </table:table-cell>
          <table:table-cell office:value-type="float" office:value="0.679718" calcext:value-type="float">
            <text:p>0.679718</text:p>
          </table:table-cell>
          <table:table-cell office:value-type="float" office:value="0.288157" calcext:value-type="float">
            <text:p>0.28815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95" calcext:value-type="float">
            <text:p>11395</text:p>
          </table:table-cell>
          <table:table-cell office:value-type="float" office:value="0.822312" calcext:value-type="float">
            <text:p>0.822312</text:p>
          </table:table-cell>
          <table:table-cell office:value-type="float" office:value="0.21998" calcext:value-type="float">
            <text:p>0.2199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41176" calcext:value-type="float">
            <text:p>0.941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95" calcext:value-type="float">
            <text:p>11395</text:p>
          </table:table-cell>
          <table:table-cell office:value-type="float" office:value="0.893403" calcext:value-type="float">
            <text:p>0.893403</text:p>
          </table:table-cell>
          <table:table-cell office:value-type="float" office:value="0.168925" calcext:value-type="float">
            <text:p>0.16892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818182" calcext:value-type="float">
            <text:p>0.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95" calcext:value-type="float">
            <text:p>11395</text:p>
          </table:table-cell>
          <table:table-cell office:value-type="float" office:value="0.931462" calcext:value-type="float">
            <text:p>0.931462</text:p>
          </table:table-cell>
          <table:table-cell office:value-type="float" office:value="0.131397" calcext:value-type="float">
            <text:p>0.131397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916667" calcext:value-type="float">
            <text:p>0.9166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95" calcext:value-type="float">
            <text:p>11395</text:p>
          </table:table-cell>
          <table:table-cell office:value-type="float" office:value="0.954415" calcext:value-type="float">
            <text:p>0.954415</text:p>
          </table:table-cell>
          <table:table-cell office:value-type="float" office:value="0.10327" calcext:value-type="float">
            <text:p>0.10327</text:p>
          </table:table-cell>
          <table:table-cell office:value-type="float" office:value="0.109091" calcext:value-type="float">
            <text:p>0.1090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crypto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8" calcext:value-type="float">
            <text:p>14818</text:p>
          </table:table-cell>
          <table:table-cell office:value-type="float" office:value="0.600695" calcext:value-type="float">
            <text:p>0.600695</text:p>
          </table:table-cell>
          <table:table-cell office:value-type="float" office:value="0.447933" calcext:value-type="float">
            <text:p>0.44793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18" calcext:value-type="float">
            <text:p>14818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21746" calcext:value-type="float">
            <text:p>0.21746</text:p>
          </table:table-cell>
          <table:table-cell office:value-type="float" office:value="0.133929" calcext:value-type="float">
            <text:p>0.133929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18" calcext:value-type="float">
            <text:p>14818</text:p>
          </table:table-cell>
          <table:table-cell office:value-type="float" office:value="0.946561" calcext:value-type="float">
            <text:p>0.946561</text:p>
          </table:table-cell>
          <table:table-cell office:value-type="float" office:value="0.109112" calcext:value-type="float">
            <text:p>0.109112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18" calcext:value-type="float">
            <text:p>14818</text:p>
          </table:table-cell>
          <table:table-cell office:value-type="float" office:value="0.976773" calcext:value-type="float">
            <text:p>0.976773</text:p>
          </table:table-cell>
          <table:table-cell office:value-type="float" office:value="0.062964" calcext:value-type="float">
            <text:p>0.062964</text:p>
          </table:table-cell>
          <table:table-cell office:value-type="float" office:value="0.294118" calcext:value-type="float">
            <text:p>0.2941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18" calcext:value-type="float">
            <text:p>14818</text:p>
          </table:table-cell>
          <table:table-cell office:value-type="float" office:value="0.988796" calcext:value-type="float">
            <text:p>0.988796</text:p>
          </table:table-cell>
          <table:table-cell office:value-type="float" office:value="0.040093" calcext:value-type="float">
            <text:p>0.040093</text:p>
          </table:table-cell>
          <table:table-cell office:value-type="float" office:value="0.352941" calcext:value-type="float">
            <text:p>0.35294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18" calcext:value-type="float">
            <text:p>14818</text:p>
          </table:table-cell>
          <table:table-cell office:value-type="float" office:value="0.994038" calcext:value-type="float">
            <text:p>0.994038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411765" calcext:value-type="float">
            <text:p>0.4117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thedonald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.770716" calcext:value-type="float">
            <text:p>0.770716</text:p>
          </table:table-cell>
          <table:table-cell office:value-type="float" office:value="0.336143" calcext:value-type="float">
            <text:p>0.336143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0.937635" calcext:value-type="float">
            <text:p>0.937635</text:p>
          </table:table-cell>
          <table:table-cell office:value-type="float" office:value="0.168485" calcext:value-type="float">
            <text:p>0.168485</text:p>
          </table:table-cell>
          <table:table-cell office:value-type="float" office:value="0.142857" calcext:value-type="float">
            <text:p>0.14285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office:value-type="float" office:value="0.973259" calcext:value-type="float">
            <text:p>0.973259</text:p>
          </table:table-cell>
          <table:table-cell office:value-type="float" office:value="0.105223" calcext:value-type="float">
            <text:p>0.105223</text:p>
          </table:table-cell>
          <table:table-cell office:value-type="float" office:value="0.266667" calcext:value-type="float">
            <text:p>0.2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986709" calcext:value-type="float">
            <text:p>0.986709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" calcext:value-type="float">
            <text:p>491</text:p>
          </table:table-cell>
          <table:table-cell office:value-type="float" office:value="0.992977" calcext:value-type="float">
            <text:p>0.992977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466667" calcext:value-type="float">
            <text:p>0.4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float" office:value="0.996313" calcext:value-type="float">
            <text:p>0.996313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533333" calcext:value-type="float">
            <text:p>0.53333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failed threads" table:style-name="ta1">
        <table:table-column table:style-name="co14" table:default-cell-style-name="ce8"/>
        <table:table-column table:style-name="co14" table:default-cell-style-name="Default"/>
        <table:table-column table:style-name="co19" table:default-cell-style-name="ce3"/>
        <table:table-column table:style-name="co14" table:default-cell-style-name="ce3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subreddit</text:p>
          </table:table-cell>
          <table:table-cell table:style-name="ce8" office:value-type="string" calcext:value-type="string">
            <text:p>total posts</text:p>
          </table:table-cell>
          <table:table-cell table:style-name="ce8" office:value-type="string" calcext:value-type="string">
            <text:p>no comments</text:p>
          </table:table-cell>
          <table:table-cell table:style-name="ce8" office:value-type="string" calcext:value-type="string">
            <text:p>% fai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4776" calcext:value-type="float">
            <text:p>4776</text:p>
          </table:table-cell>
          <table:table-cell table:style-name="Default" office:value-type="float" office:value="3219" calcext:value-type="float">
            <text:p>3219</text:p>
          </table:table-cell>
          <table:table-cell table:style-name="ce23" table:formula="of:=[.C2]/[.B2]" office:value-type="percentage" office:value="0.673994974874372" calcext:value-type="percentage">
            <text:p>67.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11395" calcext:value-type="float">
            <text:p>11395</text:p>
          </table:table-cell>
          <table:table-cell table:style-name="Default" office:value-type="float" office:value="1720" calcext:value-type="float">
            <text:p>1720</text:p>
          </table:table-cell>
          <table:table-cell table:style-name="ce23" table:formula="of:=[.C3]/[.B3]" office:value-type="percentage" office:value="0.150943396226415" calcext:value-type="percentage">
            <text:p>15.0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14818" calcext:value-type="float">
            <text:p>14818</text:p>
          </table:table-cell>
          <table:table-cell table:style-name="Default" office:value-type="float" office:value="8048" calcext:value-type="float">
            <text:p>8048</text:p>
          </table:table-cell>
          <table:table-cell table:style-name="ce23" table:formula="of:=[.C4]/[.B4]" office:value-type="percentage" office:value="0.543123228505871" calcext:value-type="percentage">
            <text:p>54.3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491" calcext:value-type="float">
            <text:p>491</text:p>
          </table:table-cell>
          <table:table-cell table:style-name="Default" office:value-type="float" office:value="326" calcext:value-type="float">
            <text:p>326</text:p>
          </table:table-cell>
          <table:table-cell table:style-name="ce23" table:formula="of:=[.C5]/[.B5]" office:value-type="percentage" office:value="0.663951120162933" calcext:value-type="percentage">
            <text:p>66.40%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7" table:number-rows-spanned="1">
            <text:p>Sentiment of successful vs failed posts</text:p>
          </table:table-cell>
          <table:covered-table-cell table:number-columns-repeated="2" table:style-name="ce8"/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7"/>
          <table:table-cell table:style-name="ce7" office:value-type="string" calcext:value-type="string" table:number-columns-spanned="2" table:number-rows-spanned="1">
            <text:p>2-sided K-S test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Mann-Whitney U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T-test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subreddit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</text:p>
          </table:table-cell>
          <table:table-cell table:style-name="ce3" office:value-type="float" office:value="0.054251580661786" calcext:value-type="float">
            <text:p>0.054251580661786</text:p>
          </table:table-cell>
          <table:table-cell office:value-type="float" office:value="0.00395761229320546" calcext:value-type="float">
            <text:p>0.003957612293205</text:p>
          </table:table-cell>
          <table:table-cell office:value-type="float" office:value="2401950" calcext:value-type="float">
            <text:p>2401950</text:p>
          </table:table-cell>
          <table:table-cell table:style-name="ce3" office:value-type="float" office:value="0.0121809690937108" calcext:value-type="float">
            <text:p>0.012180969093711</text:p>
          </table:table-cell>
          <table:table-cell table:style-name="ce3" office:value-type="float" office:value="-2.68046587253999" calcext:value-type="float">
            <text:p>-2.68046587253999</text:p>
          </table:table-cell>
          <table:table-cell table:style-name="ce3" office:value-type="float" office:value="0.00739331743690677" calcext:value-type="float">
            <text:p>0.007393317436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piracy</text:p>
          </table:table-cell>
          <table:table-cell table:style-name="ce3" office:value-type="float" office:value="0.0586434108527132" calcext:value-type="float">
            <text:p>0.058643410852713</text:p>
          </table:table-cell>
          <table:table-cell office:value-type="float" office:value="0.0000828202955399648" calcext:value-type="float">
            <text:p>8.28202955399648E-05</text:p>
          </table:table-cell>
          <table:table-cell office:value-type="float" office:value="8022923" calcext:value-type="float">
            <text:p>8022923</text:p>
          </table:table-cell>
          <table:table-cell table:style-name="ce3" office:value-type="float" office:value="0.0149600419853451" calcext:value-type="float">
            <text:p>0.014960041985345</text:p>
          </table:table-cell>
          <table:table-cell table:style-name="ce3" office:value-type="float" office:value="-2.72375068010029" calcext:value-type="float">
            <text:p>-2.72375068010029</text:p>
          </table:table-cell>
          <table:table-cell table:style-name="ce3" office:value-type="float" office:value="0.00650027785811261" calcext:value-type="float">
            <text:p>0.00650027785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</text:p>
          </table:table-cell>
          <table:table-cell table:style-name="ce3" office:value-type="float" office:value="0.103958853966306" calcext:value-type="float">
            <text:p>0.103958853966306</text:p>
          </table:table-cell>
          <table:table-cell office:value-type="float" office:value="4.70671941003879E-035" calcext:value-type="float">
            <text:p>4.70671941003879E-35</text:p>
          </table:table-cell>
          <table:table-cell office:value-type="float" office:value="24993347.5" calcext:value-type="float">
            <text:p>24993347.5</text:p>
          </table:table-cell>
          <table:table-cell table:style-name="ce3" office:value-type="float" office:value="1.58815160084692E-020" calcext:value-type="float">
            <text:p>1.58815160084692E-20</text:p>
          </table:table-cell>
          <table:table-cell table:style-name="ce3" office:value-type="float" office:value="-10.9365305451544" calcext:value-type="float">
            <text:p>-10.9365305451544</text:p>
          </table:table-cell>
          <table:table-cell table:style-name="ce3" office:value-type="float" office:value="9.99899666767076E-028" calcext:value-type="float">
            <text:p>9.99899666767076E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donald</text:p>
          </table:table-cell>
          <table:table-cell table:style-name="ce3" office:value-type="float" office:value="0.0754787135155233" calcext:value-type="float">
            <text:p>0.075478713515523</text:p>
          </table:table-cell>
          <table:table-cell office:value-type="float" office:value="0.52755535808082" calcext:value-type="float">
            <text:p>0.52755535808082</text:p>
          </table:table-cell>
          <table:table-cell office:value-type="float" office:value="26863.5" calcext:value-type="float">
            <text:p>26863.5</text:p>
          </table:table-cell>
          <table:table-cell table:style-name="ce3" office:value-type="float" office:value="0.982723584390356" calcext:value-type="float">
            <text:p>0.982723584390356</text:p>
          </table:table-cell>
          <table:table-cell table:style-name="ce3" office:value-type="float" office:value="-0.360044043676868" calcext:value-type="float">
            <text:p>-0.360044043676868</text:p>
          </table:table-cell>
          <table:table-cell table:style-name="ce3" office:value-type="float" office:value="0.719039109782803" calcext:value-type="float">
            <text:p>0.71903910978280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9" table:number-rows-spanned="1">
            <text:p>subject sentiment score of posts</text:p>
          </table:table-cell>
          <table:covered-table-cell table:number-columns-repeated="8" table:style-name="ce20"/>
        </table:table-row>
        <table:table-row table:style-name="ro1">
          <table:table-cell office:value-type="string" calcext:value-type="string">
            <text:p>subreddit</text:p>
          </table:table-cell>
          <table:table-cell table:style-name="ce7" office:value-type="string" calcext:value-type="string" table:number-columns-spanned="2" table:number-rows-spanned="1">
            <text:p>books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conspiracy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crypto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thedonald</text:p>
          </table:table-cell>
          <table:covered-table-cell table:style-name="ce8"/>
        </table:table-row>
        <table:table-row table:style-name="ro1">
          <table:table-cell office:value-type="string" calcext:value-type="string">
            <text:p>post type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</table:table-row>
        <table:table-row table:style-name="ro1">
          <table:table-cell table:style-name="ce11" office:value-type="string" calcext:value-type="string">
            <text:p>count</text:p>
          </table:table-cell>
          <table:table-cell table:style-name="ce3" office:value-type="float" office:value="3219" calcext:value-type="float">
            <text:p>3219</text:p>
          </table:table-cell>
          <table:table-cell office:value-type="float" office:value="1557" calcext:value-type="float">
            <text:p>1557</text:p>
          </table:table-cell>
          <table:table-cell office:value-type="float" office:value="1720" calcext:value-type="float">
            <text:p>1720</text:p>
          </table:table-cell>
          <table:table-cell table:style-name="ce3" office:value-type="float" office:value="9675" calcext:value-type="float">
            <text:p>9675</text:p>
          </table:table-cell>
          <table:table-cell table:style-name="ce3" office:value-type="float" office:value="8048" calcext:value-type="float">
            <text:p>8048</text:p>
          </table:table-cell>
          <table:table-cell table:style-name="ce3" office:value-type="float" office:value="6770" calcext:value-type="float">
            <text:p>677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65" calcext:value-type="float">
            <text:p>165</text:p>
          </table:table-cell>
        </table:table-row>
        <table:table-row table:style-name="ro1">
          <table:table-cell table:style-name="ce11" office:value-type="string" calcext:value-type="string">
            <text:p>mean</text:p>
          </table:table-cell>
          <table:table-cell table:style-name="ce21" office:value-type="float" office:value="0.08477" calcext:value-type="float">
            <text:p>0.08477</text:p>
          </table:table-cell>
          <table:table-cell table:style-name="ce21" office:value-type="float" office:value="0.058087" calcext:value-type="float">
            <text:p>0.058087</text:p>
          </table:table-cell>
          <table:table-cell table:style-name="ce21" office:value-type="float" office:value="-0.049397" calcext:value-type="float">
            <text:p>-0.049397</text:p>
          </table:table-cell>
          <table:table-cell table:style-name="ce21" office:value-type="float" office:value="-0.072327" calcext:value-type="float">
            <text:p>-0.072327</text:p>
          </table:table-cell>
          <table:table-cell table:style-name="ce21" office:value-type="float" office:value="0.077023" calcext:value-type="float">
            <text:p>0.077023</text:p>
          </table:table-cell>
          <table:table-cell table:style-name="ce21" office:value-type="float" office:value="0.022992" calcext:value-type="float">
            <text:p>0.022992</text:p>
          </table:table-cell>
          <table:table-cell table:style-name="ce21" office:value-type="float" office:value="0.102594" calcext:value-type="float">
            <text:p>0.102594</text:p>
          </table:table-cell>
          <table:table-cell table:style-name="ce21" office:value-type="float" office:value="0.090682" calcext:value-type="float">
            <text:p>0.090682</text:p>
          </table:table-cell>
        </table:table-row>
        <table:table-row table:style-name="ro1">
          <table:table-cell table:style-name="ce11" office:value-type="string" calcext:value-type="string">
            <text:p>std</text:p>
          </table:table-cell>
          <table:table-cell table:style-name="ce21" office:value-type="float" office:value="0.309465" calcext:value-type="float">
            <text:p>0.309465</text:p>
          </table:table-cell>
          <table:table-cell table:style-name="ce21" office:value-type="float" office:value="0.328576" calcext:value-type="float">
            <text:p>0.328576</text:p>
          </table:table-cell>
          <table:table-cell table:style-name="ce21" office:value-type="float" office:value="0.318912" calcext:value-type="float">
            <text:p>0.318912</text:p>
          </table:table-cell>
          <table:table-cell table:style-name="ce21" office:value-type="float" office:value="0.337043" calcext:value-type="float">
            <text:p>0.337043</text:p>
          </table:table-cell>
          <table:table-cell table:style-name="ce21" office:value-type="float" office:value="0.28568" calcext:value-type="float">
            <text:p>0.28568</text:p>
          </table:table-cell>
          <table:table-cell table:style-name="ce21" office:value-type="float" office:value="0.310779" calcext:value-type="float">
            <text:p>0.310779</text:p>
          </table:table-cell>
          <table:table-cell table:style-name="ce21" office:value-type="float" office:value="0.352886" calcext:value-type="float">
            <text:p>0.352886</text:p>
          </table:table-cell>
          <table:table-cell table:style-name="ce21" office:value-type="float" office:value="0.342914" calcext:value-type="float">
            <text:p>0.342914</text:p>
          </table:table-cell>
        </table:table-row>
        <table:table-row table:style-name="ro1">
          <table:table-cell table:style-name="ce11" office:value-type="string" calcext:value-type="string">
            <text:p>min</text:p>
          </table:table-cell>
          <table:table-cell table:style-name="ce3" office:value-type="float" office:value="-0.9186" calcext:value-type="float">
            <text:p>-0.9186</text:p>
          </table:table-cell>
          <table:table-cell office:value-type="float" office:value="-0.9186" calcext:value-type="float">
            <text:p>-0.9186</text:p>
          </table:table-cell>
          <table:table-cell office:value-type="float" office:value="-0.9432" calcext:value-type="float">
            <text:p>-0.9432</text:p>
          </table:table-cell>
          <table:table-cell table:style-name="ce3" office:value-type="float" office:value="-0.969" calcext:value-type="float">
            <text:p>-0.969</text:p>
          </table:table-cell>
          <table:table-cell table:style-name="ce3" office:value-type="float" office:value="-0.9185" calcext:value-type="float">
            <text:p>-0.9185</text:p>
          </table:table-cell>
          <table:table-cell table:style-name="ce3" office:value-type="float" office:value="-0.9287" calcext:value-type="float">
            <text:p>-0.9287</text:p>
          </table:table-cell>
          <table:table-cell table:style-name="ce3" office:value-type="float" office:value="-0.7717" calcext:value-type="float">
            <text:p>-0.7717</text:p>
          </table:table-cell>
          <table:table-cell table:style-name="ce3" office:value-type="float" office:value="-0.8625" calcext:value-type="float">
            <text:p>-0.8625</text:p>
          </table:table-cell>
        </table:table-row>
        <table:table-row table:style-name="ro1">
          <table:table-cell table:style-name="ce12" office:value-type="string" calcext:value-type="string">
            <text:p>25%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263" calcext:value-type="float">
            <text:p>-0.2263</text:p>
          </table:table-cell>
          <table:table-cell table:style-name="ce3" office:value-type="float" office:value="-0.296" calcext:value-type="float">
            <text:p>-0.29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50%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75%</text:p>
          </table:table-cell>
          <table:table-cell table:style-name="ce3" office:value-type="float" office:value="0.276067" calcext:value-type="float">
            <text:p>0.276067</text:p>
          </table:table-cell>
          <table:table-cell office:value-type="float" office:value="0.2481" calcext:value-type="float">
            <text:p>0.24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202" calcext:value-type="float">
            <text:p>0.2202</text:p>
          </table:table-cell>
          <table:table-cell table:style-name="ce3" office:value-type="float" office:value="0.1806" calcext:value-type="float">
            <text:p>0.1806</text:p>
          </table:table-cell>
          <table:table-cell table:style-name="ce3" office:value-type="float" office:value="0.3696" calcext:value-type="float">
            <text:p>0.3696</text:p>
          </table:table-cell>
          <table:table-cell table:style-name="ce3" office:value-type="float" office:value="0.31845" calcext:value-type="float">
            <text:p>0.31845</text:p>
          </table:table-cell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3" office:value-type="float" office:value="0.9859" calcext:value-type="float">
            <text:p>0.9859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136" calcext:value-type="float">
            <text:p>0.9136</text:p>
          </table:table-cell>
          <table:table-cell table:style-name="ce3" office:value-type="float" office:value="0.9459" calcext:value-type="float">
            <text:p>0.9459</text:p>
          </table:table-cell>
          <table:table-cell table:style-name="ce3" office:value-type="float" office:value="0.9796" calcext:value-type="float">
            <text:p>0.9796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 office:value-type="float" office:value="0.959" calcext:value-type="float">
            <text:p>0.959</text:p>
          </table:table-cell>
          <table:table-cell table:style-name="ce3" office:value-type="float" office:value="0.9062" calcext:value-type="float">
            <text:p>0.9062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Hourly activity 2-sided K-S test successful vs failed thread results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style-name="ce24"/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spiracy</text:p>
          </table:table-cell>
          <table:table-cell table:style-name="ce11" office:value-type="string" calcext:value-type="string">
            <text:p>crypto</text:p>
          </table:table-cell>
          <table:table-cell table:style-name="ce11" office:value-type="string" calcext:value-type="string">
            <text:p>thedonald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tatistic</text:p>
          </table:table-cell>
          <table:table-cell table:style-name="ce3" office:value-type="float" office:value="0.052045" calcext:value-type="float">
            <text:p>0.052045</text:p>
          </table:table-cell>
          <table:table-cell office:value-type="float" office:value="0.057377" calcext:value-type="float">
            <text:p>0.057377</text:p>
          </table:table-cell>
          <table:table-cell office:value-type="float" office:value="0.041083" calcext:value-type="float">
            <text:p>0.041083</text:p>
          </table:table-cell>
          <table:table-cell table:style-name="ce3" office:value-type="float" office:value="0.115784" calcext:value-type="float">
            <text:p>0.11578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p_value</text:p>
          </table:table-cell>
          <table:table-cell table:style-name="ce3" office:value-type="float" office:value="0.006489" calcext:value-type="float">
            <text:p>0.00648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08" calcext:value-type="float">
            <text:p>8E-06</text:p>
          </table:table-cell>
          <table:table-cell table:style-name="ce3" office:value-type="float" office:value="0.095883" calcext:value-type="float">
            <text:p>0.095883</text:p>
          </table:table-cell>
          <table:table-cell table:number-columns-repeated="4"/>
        </table:table-row>
        <table:table-row table:style-name="ro1" table:number-rows-repeated="2">
          <table:table-cell table:style-name="ce18"/>
          <table:table-cell/>
          <table:table-cell table:style-name="ce22"/>
          <table:table-cell table:style-name="Default"/>
          <table:table-cell table:number-columns-repeated="5"/>
        </table:table-row>
        <table:table-row table:style-name="ro1" table:number-rows-repeated="3">
          <table:table-cell table:style-name="ce19"/>
          <table:table-cell/>
          <table:table-cell table:style-name="ce22"/>
          <table:table-cell table:style-name="Default"/>
          <table:table-cell table:number-columns-repeated="5"/>
        </table:table-row>
        <table:table-row table:style-name="ro1">
          <table:table-cell table:style-name="ce18"/>
          <table:table-cell/>
          <table:table-cell table:style-name="ce2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2:07:14.76232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2:08:45.765369059</dc:date>
    <meta:editing-duration>PT2H6M15S</meta:editing-duration>
    <meta:editing-cycles>14</meta:editing-cycles>
    <meta:generator>LibreOffice/6.4.7.2$Linux_X86_64 LibreOffice_project/40$Build-2</meta:generator>
    <meta:document-statistic meta:table-count="5" meta:cell-count="677" meta:object-count="0"/>
  </office:meta>
</office:document-meta>
</file>